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581">
            <text:p>581</text:p>
          </table:table-cell>
          <table:table-cell office:value-type="float" office:value="8766">
            <text:p>8766</text:p>
          </table:table-cell>
          <table:table-cell office:value-type="float" office:value="5576.15">
            <text:p>5576.15</text:p>
          </table:table-cell>
          <table:table-cell office:value-type="float" office:value="3189.85">
            <text:p>3189.85</text:p>
          </table:table-cell>
          <table:table-cell/>
          <table:table-cell table:formula="oooc:=IF((9&gt;RANK([.$D1];[.$D$1:.$D$10]));[.B1];&quot;no&quot;)" office:value-type="float" office:value="8766">
            <text:p>8766</text:p>
          </table:table-cell>
          <table:table-cell table:formula="oooc:=IF((9&gt;RANK([.$D1];[.$D$1:.$D$10]));[.C1];&quot;no&quot;)" office:value-type="float" office:value="5576.15">
            <text:p>5576.15</text:p>
          </table:table-cell>
          <table:table-cell table:formula="oooc:=IF((9&gt;RANK([.$D1];[.$D$1:.$D$10]));[.D1];&quot;no&quot;)" office:value-type="float" office:value="3189.85">
            <text:p>3189.8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8878">
            <text:p>8878</text:p>
          </table:table-cell>
          <table:table-cell office:value-type="float" office:value="7729.7">
            <text:p>7729.7</text:p>
          </table:table-cell>
          <table:table-cell office:value-type="float" office:value="1148.3">
            <text:p>1148.3</text:p>
          </table:table-cell>
          <table:table-cell/>
          <table:table-cell table:formula="oooc:=IF((9&gt;RANK([.$D2];[.$D$1:.$D$10]));[.B2];&quot;no&quot;)" office:value-type="float" office:value="8878">
            <text:p>8878</text:p>
          </table:table-cell>
          <table:table-cell table:formula="oooc:=IF((9&gt;RANK([.$D2];[.$D$1:.$D$10]));[.C2];&quot;no&quot;)" office:value-type="float" office:value="7729.7">
            <text:p>7729.7</text:p>
          </table:table-cell>
          <table:table-cell table:formula="oooc:=IF((9&gt;RANK([.$D2];[.$D$1:.$D$10]));[.D2];&quot;no&quot;)" office:value-type="float" office:value="1148.3">
            <text:p>1148.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9242">
            <text:p>9242</text:p>
          </table:table-cell>
          <table:table-cell office:value-type="float" office:value="5178">
            <text:p>5178</text:p>
          </table:table-cell>
          <table:table-cell office:value-type="float" office:value="4064">
            <text:p>4064</text:p>
          </table:table-cell>
          <table:table-cell/>
          <table:table-cell table:formula="oooc:=IF((9&gt;RANK([.$D3];[.$D$1:.$D$10]));[.B3];&quot;no&quot;)" office:value-type="float" office:value="9242">
            <text:p>9242</text:p>
          </table:table-cell>
          <table:table-cell table:formula="oooc:=IF((9&gt;RANK([.$D3];[.$D$1:.$D$10]));[.C3];&quot;no&quot;)" office:value-type="float" office:value="5178">
            <text:p>5178</text:p>
          </table:table-cell>
          <table:table-cell table:formula="oooc:=IF((9&gt;RANK([.$D3];[.$D$1:.$D$10]));[.D3];&quot;no&quot;)" office:value-type="float" office:value="4064">
            <text:p>4064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8908">
            <text:p>8908</text:p>
          </table:table-cell>
          <table:table-cell office:value-type="float" office:value="6239.86">
            <text:p>6239.86</text:p>
          </table:table-cell>
          <table:table-cell office:value-type="float" office:value="2668.14">
            <text:p>2668.14</text:p>
          </table:table-cell>
          <table:table-cell/>
          <table:table-cell table:formula="oooc:=IF((9&gt;RANK([.$D4];[.$D$1:.$D$10]));[.B4];&quot;no&quot;)" office:value-type="float" office:value="8908">
            <text:p>8908</text:p>
          </table:table-cell>
          <table:table-cell table:formula="oooc:=IF((9&gt;RANK([.$D4];[.$D$1:.$D$10]));[.C4];&quot;no&quot;)" office:value-type="float" office:value="6239.86">
            <text:p>6239.86</text:p>
          </table:table-cell>
          <table:table-cell table:formula="oooc:=IF((9&gt;RANK([.$D4];[.$D$1:.$D$10]));[.D4];&quot;no&quot;)" office:value-type="float" office:value="2668.14">
            <text:p>2668.1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9500">
            <text:p>9500</text:p>
          </table:table-cell>
          <table:table-cell office:value-type="float" office:value="6825.73">
            <text:p>6825.73</text:p>
          </table:table-cell>
          <table:table-cell office:value-type="float" office:value="2674.27">
            <text:p>2674.27</text:p>
          </table:table-cell>
          <table:table-cell/>
          <table:table-cell table:formula="oooc:=IF((9&gt;RANK([.$D5];[.$D$1:.$D$10]));[.B5];&quot;no&quot;)" office:value-type="float" office:value="9500">
            <text:p>9500</text:p>
          </table:table-cell>
          <table:table-cell table:formula="oooc:=IF((9&gt;RANK([.$D5];[.$D$1:.$D$10]));[.C5];&quot;no&quot;)" office:value-type="float" office:value="6825.73">
            <text:p>6825.73</text:p>
          </table:table-cell>
          <table:table-cell table:formula="oooc:=IF((9&gt;RANK([.$D5];[.$D$1:.$D$10]));[.D5];&quot;no&quot;)" office:value-type="float" office:value="2674.27">
            <text:p>2674.27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-28.96">
            <text:p>-28.96</text:p>
          </table:table-cell>
          <table:table-cell office:value-type="float" office:value="28.97">
            <text:p>28.97</text:p>
          </table:table-cell>
          <table:table-cell/>
          <table:table-cell table:formula="oooc:=IF((9&gt;RANK([.$D6];[.$D$1:.$D$10]));[.B6];&quot;no&quot;)" office:value-type="string" office:string-value="no">
            <text:p>no</text:p>
          </table:table-cell>
          <table:table-cell table:formula="oooc:=IF((9&gt;RANK([.$D6];[.$D$1:.$D$10]));[.C6];&quot;no&quot;)" office:value-type="string" office:string-value="no">
            <text:p>no</text:p>
          </table:table-cell>
          <table:table-cell table:formula="oooc:=IF((9&gt;RANK([.$D6];[.$D$1:.$D$10]));[.D6];&quot;no&quot;)" office:value-type="string" office:string-value="no">
            <text:p>no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9450">
            <text:p>9450</text:p>
          </table:table-cell>
          <table:table-cell office:value-type="float" office:value="5206.53">
            <text:p>5206.53</text:p>
          </table:table-cell>
          <table:table-cell office:value-type="float" office:value="4243.47">
            <text:p>4243.47</text:p>
          </table:table-cell>
          <table:table-cell/>
          <table:table-cell table:formula="oooc:=IF((9&gt;RANK([.$D7];[.$D$1:.$D$10]));[.B7];&quot;no&quot;)" office:value-type="float" office:value="9450">
            <text:p>9450</text:p>
          </table:table-cell>
          <table:table-cell table:formula="oooc:=IF((9&gt;RANK([.$D7];[.$D$1:.$D$10]));[.C7];&quot;no&quot;)" office:value-type="float" office:value="5206.53">
            <text:p>5206.53</text:p>
          </table:table-cell>
          <table:table-cell table:formula="oooc:=IF((9&gt;RANK([.$D7];[.$D$1:.$D$10]));[.D7];&quot;no&quot;)" office:value-type="float" office:value="4243.47">
            <text:p>4243.4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-159.99">
            <text:p>-159.99</text:p>
          </table:table-cell>
          <table:table-cell office:value-type="float" office:value="160">
            <text:p>160</text:p>
          </table:table-cell>
          <table:table-cell/>
          <table:table-cell table:formula="oooc:=IF((9&gt;RANK([.$D8];[.$D$1:.$D$10]));[.B8];&quot;no&quot;)" office:value-type="string" office:string-value="no">
            <text:p>no</text:p>
          </table:table-cell>
          <table:table-cell table:formula="oooc:=IF((9&gt;RANK([.$D8];[.$D$1:.$D$10]));[.C8];&quot;no&quot;)" office:value-type="string" office:string-value="no">
            <text:p>no</text:p>
          </table:table-cell>
          <table:table-cell table:formula="oooc:=IF((9&gt;RANK([.$D8];[.$D$1:.$D$10]));[.D8];&quot;no&quot;)" office:value-type="string" office:string-value="no">
            <text:p>no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9317">
            <text:p>9317</text:p>
          </table:table-cell>
          <table:table-cell office:value-type="float" office:value="7053.23">
            <text:p>7053.23</text:p>
          </table:table-cell>
          <table:table-cell office:value-type="float" office:value="2263.77">
            <text:p>2263.77</text:p>
          </table:table-cell>
          <table:table-cell/>
          <table:table-cell table:formula="oooc:=IF((9&gt;RANK([.$D9];[.$D$1:.$D$10]));[.B9];&quot;no&quot;)" office:value-type="float" office:value="9317">
            <text:p>9317</text:p>
          </table:table-cell>
          <table:table-cell table:formula="oooc:=IF((9&gt;RANK([.$D9];[.$D$1:.$D$10]));[.C9];&quot;no&quot;)" office:value-type="float" office:value="7053.23">
            <text:p>7053.23</text:p>
          </table:table-cell>
          <table:table-cell table:formula="oooc:=IF((9&gt;RANK([.$D9];[.$D$1:.$D$10]));[.D9];&quot;no&quot;)" office:value-type="float" office:value="2263.77">
            <text:p>2263.77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9230">
            <text:p>9230</text:p>
          </table:table-cell>
          <table:table-cell office:value-type="float" office:value="8635.52">
            <text:p>8635.52</text:p>
          </table:table-cell>
          <table:table-cell office:value-type="float" office:value="594.48">
            <text:p>594.48</text:p>
          </table:table-cell>
          <table:table-cell/>
          <table:table-cell table:formula="oooc:=IF((9&gt;RANK([.$D10];[.$D$1:.$D$10]));[.B10];&quot;no&quot;)" office:value-type="float" office:value="9230">
            <text:p>9230</text:p>
          </table:table-cell>
          <table:table-cell table:formula="oooc:=IF((9&gt;RANK([.$D10];[.$D$1:.$D$10]));[.C10];&quot;no&quot;)" office:value-type="float" office:value="8635.52">
            <text:p>8635.52</text:p>
          </table:table-cell>
          <table:table-cell table:formula="oooc:=IF((9&gt;RANK([.$D10];[.$D$1:.$D$10]));[.D10];&quot;no&quot;)" office:value-type="float" office:value="594.48">
            <text:p>594.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1:.B10])" office:value-type="float" office:value="7329.1">
            <text:p>7329.1</text:p>
          </table:table-cell>
          <table:table-cell table:formula="oooc:=AVERAGE([.C1:.C10])" office:value-type="float" office:value="5225.577">
            <text:p>5225.58</text:p>
          </table:table-cell>
          <table:table-cell table:formula="oooc:=AVERAGE([.D1:.D10])" office:value-type="float" office:value="2103.525">
            <text:p>2103.53</text:p>
          </table:table-cell>
          <table:table-cell table:formula="oooc:=[.C12]/[.B12]" office:value-type="float" office:value="0.71299027165682">
            <text:p>0.71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/>
          <table:table-cell table:formula="oooc:=AVERAGE([.B9:.B10];[.B7];[.B1:.B5])" office:value-type="float" office:value="9161.375">
            <text:p>9161.38</text:p>
          </table:table-cell>
          <table:table-cell table:formula="oooc:=AVERAGE([.C9:.C10];[.C7];[.C1:.C5])" office:value-type="float" office:value="6555.59">
            <text:p>6555.59</text:p>
          </table:table-cell>
          <table:table-cell table:formula="oooc:=AVERAGE([.D9:.D10];[.D7];[.D1:.D5])" office:value-type="float" office:value="2605.785">
            <text:p>2605.79</text:p>
          </table:table-cell>
          <table:table-cell table:formula="oooc:=[.C14]/[.B14]" office:value-type="float" office:value="0.715568350820701">
            <text:p>0.72</text:p>
          </table:table-cell>
          <table:table-cell table:formula="oooc:=AVERAGEA([.F1:.F10])" office:value-type="float" office:value="9161.375">
            <text:p>9161.38</text:p>
          </table:table-cell>
          <table:table-cell table:formula="oooc:=AVERAGEA([.G1:.G10])" office:value-type="float" office:value="6555.59">
            <text:p>6555.59</text:p>
          </table:table-cell>
          <table:table-cell table:formula="oooc:=AVERAGEA([.H1:.H10])" office:value-type="float" office:value="2605.785">
            <text:p>2605.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ml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34">
            <text:p>9734</text:p>
          </table:table-cell>
          <table:table-cell office:value-type="float" office:value="5386.56">
            <text:p>5386.56</text:p>
          </table:table-cell>
          <table:table-cell office:value-type="float" office:value="4347.44">
            <text:p>4347.44</text:p>
          </table:table-cell>
          <table:table-cell/>
          <table:table-cell table:formula="oooc:=IF((9&gt;RANK([.$D17];[.$D$17:.$D$26]));[.B17];&quot;no&quot;)" office:value-type="float" office:value="9734">
            <text:p>9734</text:p>
          </table:table-cell>
          <table:table-cell table:formula="oooc:=IF((9&gt;RANK([.$D17];[.$D$17:.$D$26]));[.C17];&quot;no&quot;)" office:value-type="float" office:value="5386.56">
            <text:p>5386.56</text:p>
          </table:table-cell>
          <table:table-cell table:formula="oooc:=IF((9&gt;RANK([.$D17];[.$D$17:.$D$26]));[.D17];&quot;no&quot;)" office:value-type="float" office:value="4347.44">
            <text:p>4347.44</text:p>
          </table:table-cell>
        </table:table-row>
        <table:table-row table:style-name="ro1">
          <table:table-cell/>
          <table:table-cell office:value-type="float" office:value="9954">
            <text:p>9954</text:p>
          </table:table-cell>
          <table:table-cell office:value-type="float" office:value="6136.45">
            <text:p>6136.45</text:p>
          </table:table-cell>
          <table:table-cell office:value-type="float" office:value="3817.55">
            <text:p>3817.55</text:p>
          </table:table-cell>
          <table:table-cell/>
          <table:table-cell table:formula="oooc:=IF((9&gt;RANK([.$D18];[.$D$17:.$D$26]));[.B18];&quot;no&quot;)" office:value-type="string" office:string-value="no">
            <text:p>no</text:p>
          </table:table-cell>
          <table:table-cell table:formula="oooc:=IF((9&gt;RANK([.$D18];[.$D$17:.$D$26]));[.C18];&quot;no&quot;)" office:value-type="string" office:string-value="no">
            <text:p>no</text:p>
          </table:table-cell>
          <table:table-cell table:formula="oooc:=IF((9&gt;RANK([.$D18];[.$D$17:.$D$26]));[.D18];&quot;no&quot;)" office:value-type="string" office:string-value="no">
            <text:p>no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0304">
            <text:p>10304</text:p>
          </table:table-cell>
          <table:table-cell office:value-type="float" office:value="5469.27">
            <text:p>5469.27</text:p>
          </table:table-cell>
          <table:table-cell office:value-type="float" office:value="4834.73">
            <text:p>4834.73</text:p>
          </table:table-cell>
          <table:table-cell/>
          <table:table-cell table:formula="oooc:=IF((9&gt;RANK([.$D19];[.$D$17:.$D$26]));[.B19];&quot;no&quot;)" office:value-type="float" office:value="10304">
            <text:p>10304</text:p>
          </table:table-cell>
          <table:table-cell table:formula="oooc:=IF((9&gt;RANK([.$D19];[.$D$17:.$D$26]));[.C19];&quot;no&quot;)" office:value-type="float" office:value="5469.27">
            <text:p>5469.27</text:p>
          </table:table-cell>
          <table:table-cell table:formula="oooc:=IF((9&gt;RANK([.$D19];[.$D$17:.$D$26]));[.D19];&quot;no&quot;)" office:value-type="float" office:value="4834.73">
            <text:p>4834.7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0014">
            <text:p>10014</text:p>
          </table:table-cell>
          <table:table-cell office:value-type="float" office:value="5835.94">
            <text:p>5835.94</text:p>
          </table:table-cell>
          <table:table-cell office:value-type="float" office:value="4178.06">
            <text:p>4178.06</text:p>
          </table:table-cell>
          <table:table-cell/>
          <table:table-cell table:formula="oooc:=IF((9&gt;RANK([.$D20];[.$D$17:.$D$26]));[.B20];&quot;no&quot;)" office:value-type="float" office:value="10014">
            <text:p>10014</text:p>
          </table:table-cell>
          <table:table-cell table:formula="oooc:=IF((9&gt;RANK([.$D20];[.$D$17:.$D$26]));[.C20];&quot;no&quot;)" office:value-type="float" office:value="5835.94">
            <text:p>5835.94</text:p>
          </table:table-cell>
          <table:table-cell table:formula="oooc:=IF((9&gt;RANK([.$D20];[.$D$17:.$D$26]));[.D20];&quot;no&quot;)" office:value-type="float" office:value="4178.06">
            <text:p>4178.06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9212">
            <text:p>9212</text:p>
          </table:table-cell>
          <table:table-cell office:value-type="float" office:value="4894.96">
            <text:p>4894.96</text:p>
          </table:table-cell>
          <table:table-cell office:value-type="float" office:value="4317.04">
            <text:p>4317.04</text:p>
          </table:table-cell>
          <table:table-cell/>
          <table:table-cell table:formula="oooc:=IF((9&gt;RANK([.$D21];[.$D$17:.$D$26]));[.B21];&quot;no&quot;)" office:value-type="float" office:value="9212">
            <text:p>9212</text:p>
          </table:table-cell>
          <table:table-cell table:formula="oooc:=IF((9&gt;RANK([.$D21];[.$D$17:.$D$26]));[.C21];&quot;no&quot;)" office:value-type="float" office:value="4894.96">
            <text:p>4894.96</text:p>
          </table:table-cell>
          <table:table-cell table:formula="oooc:=IF((9&gt;RANK([.$D21];[.$D$17:.$D$26]));[.D21];&quot;no&quot;)" office:value-type="float" office:value="4317.04">
            <text:p>4317.04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9427">
            <text:p>9427</text:p>
          </table:table-cell>
          <table:table-cell office:value-type="float" office:value="5001.27">
            <text:p>5001.27</text:p>
          </table:table-cell>
          <table:table-cell office:value-type="float" office:value="4425.73">
            <text:p>4425.73</text:p>
          </table:table-cell>
          <table:table-cell/>
          <table:table-cell table:formula="oooc:=IF((9&gt;RANK([.$D22];[.$D$17:.$D$26]));[.B22];&quot;no&quot;)" office:value-type="float" office:value="9427">
            <text:p>9427</text:p>
          </table:table-cell>
          <table:table-cell table:formula="oooc:=IF((9&gt;RANK([.$D22];[.$D$17:.$D$26]));[.C22];&quot;no&quot;)" office:value-type="float" office:value="5001.27">
            <text:p>5001.27</text:p>
          </table:table-cell>
          <table:table-cell table:formula="oooc:=IF((9&gt;RANK([.$D22];[.$D$17:.$D$26]));[.D22];&quot;no&quot;)" office:value-type="float" office:value="4425.73">
            <text:p>4425.7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9519">
            <text:p>9519</text:p>
          </table:table-cell>
          <table:table-cell office:value-type="float" office:value="5828.61">
            <text:p>5828.61</text:p>
          </table:table-cell>
          <table:table-cell office:value-type="float" office:value="3690.39">
            <text:p>3690.39</text:p>
          </table:table-cell>
          <table:table-cell/>
          <table:table-cell table:formula="oooc:=IF((9&gt;RANK([.$D23];[.$D$17:.$D$26]));[.B23];&quot;no&quot;)" office:value-type="string" office:string-value="no">
            <text:p>no</text:p>
          </table:table-cell>
          <table:table-cell table:formula="oooc:=IF((9&gt;RANK([.$D23];[.$D$17:.$D$26]));[.C23];&quot;no&quot;)" office:value-type="string" office:string-value="no">
            <text:p>no</text:p>
          </table:table-cell>
          <table:table-cell table:formula="oooc:=IF((9&gt;RANK([.$D23];[.$D$17:.$D$26]));[.D23];&quot;no&quot;)" office:value-type="string" office:string-value="no">
            <text:p>no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9543">
            <text:p>9543</text:p>
          </table:table-cell>
          <table:table-cell office:value-type="float" office:value="5559.63">
            <text:p>5559.63</text:p>
          </table:table-cell>
          <table:table-cell office:value-type="float" office:value="3983.37">
            <text:p>3983.37</text:p>
          </table:table-cell>
          <table:table-cell/>
          <table:table-cell table:formula="oooc:=IF((9&gt;RANK([.$D24];[.$D$17:.$D$26]));[.B24];&quot;no&quot;)" office:value-type="float" office:value="9543">
            <text:p>9543</text:p>
          </table:table-cell>
          <table:table-cell table:formula="oooc:=IF((9&gt;RANK([.$D24];[.$D$17:.$D$26]));[.C24];&quot;no&quot;)" office:value-type="float" office:value="5559.63">
            <text:p>5559.63</text:p>
          </table:table-cell>
          <table:table-cell table:formula="oooc:=IF((9&gt;RANK([.$D24];[.$D$17:.$D$26]));[.D24];&quot;no&quot;)" office:value-type="float" office:value="3983.37">
            <text:p>3983.37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9776">
            <text:p>9776</text:p>
          </table:table-cell>
          <table:table-cell office:value-type="float" office:value="5117.69">
            <text:p>5117.69</text:p>
          </table:table-cell>
          <table:table-cell office:value-type="float" office:value="4658.31">
            <text:p>4658.31</text:p>
          </table:table-cell>
          <table:table-cell/>
          <table:table-cell table:formula="oooc:=IF((9&gt;RANK([.$D25];[.$D$17:.$D$26]));[.B25];&quot;no&quot;)" office:value-type="float" office:value="9776">
            <text:p>9776</text:p>
          </table:table-cell>
          <table:table-cell table:formula="oooc:=IF((9&gt;RANK([.$D25];[.$D$17:.$D$26]));[.C25];&quot;no&quot;)" office:value-type="float" office:value="5117.69">
            <text:p>5117.69</text:p>
          </table:table-cell>
          <table:table-cell table:formula="oooc:=IF((9&gt;RANK([.$D25];[.$D$17:.$D$26]));[.D25];&quot;no&quot;)" office:value-type="float" office:value="4658.31">
            <text:p>4658.3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9667">
            <text:p>9667</text:p>
          </table:table-cell>
          <table:table-cell office:value-type="float" office:value="5622.1">
            <text:p>5622.1</text:p>
          </table:table-cell>
          <table:table-cell office:value-type="float" office:value="4044.9">
            <text:p>4044.9</text:p>
          </table:table-cell>
          <table:table-cell/>
          <table:table-cell table:formula="oooc:=IF((9&gt;RANK([.$D26];[.$D$17:.$D$26]));[.B26];&quot;no&quot;)" office:value-type="float" office:value="9667">
            <text:p>9667</text:p>
          </table:table-cell>
          <table:table-cell table:formula="oooc:=IF((9&gt;RANK([.$D26];[.$D$17:.$D$26]));[.C26];&quot;no&quot;)" office:value-type="float" office:value="5622.1">
            <text:p>5622.1</text:p>
          </table:table-cell>
          <table:table-cell table:formula="oooc:=IF((9&gt;RANK([.$D26];[.$D$17:.$D$26]));[.D26];&quot;no&quot;)" office:value-type="float" office:value="4044.9">
            <text:p>4044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17:.B26])" office:value-type="float" office:value="9715">
            <text:p>9715</text:p>
          </table:table-cell>
          <table:table-cell table:formula="oooc:=AVERAGE([.C17:.C26])" office:value-type="float" office:value="5485.248">
            <text:p>5485.25</text:p>
          </table:table-cell>
          <table:table-cell table:formula="oooc:=AVERAGE([.D17:.D26])" office:value-type="float" office:value="4229.752">
            <text:p>4229.75</text:p>
          </table:table-cell>
          <table:table-cell table:formula="oooc:=[.C28]/[.B28]" office:value-type="float" office:value="0.564616366443644">
            <text:p>0.5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ooc:=AVERAGEA([.F17:.F26])" office:value-type="float" office:value="9709.625">
            <text:p>9709.63</text:p>
          </table:table-cell>
          <table:table-cell table:formula="oooc:=AVERAGEA([.G17:.G26])" office:value-type="float" office:value="5360.9275">
            <text:p>5360.93</text:p>
          </table:table-cell>
          <table:table-cell table:formula="oooc:=AVERAGEA([.H17:.H26])" office:value-type="float" office:value="4348.6975">
            <text:p>4348.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jl203</text:p>
          </table:table-cell>
          <table:table-cell table:number-columns-repeated="7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9500">
            <text:p>9500</text:p>
          </table:table-cell>
          <table:table-cell office:value-type="float" office:value="6350.84">
            <text:p>6350.84</text:p>
          </table:table-cell>
          <table:table-cell office:value-type="float" office:value="3149.16">
            <text:p>3149.16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9996">
            <text:p>9996</text:p>
          </table:table-cell>
          <table:table-cell office:value-type="float" office:value="7153.81">
            <text:p>7153.81</text:p>
          </table:table-cell>
          <table:table-cell office:value-type="float" office:value="2842.19">
            <text:p>2842.19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0464">
            <text:p>10464</text:p>
          </table:table-cell>
          <table:table-cell office:value-type="float" office:value="5632.88">
            <text:p>5632.88</text:p>
          </table:table-cell>
          <table:table-cell office:value-type="float" office:value="4831.12">
            <text:p>4831.12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0292">
            <text:p>10292</text:p>
          </table:table-cell>
          <table:table-cell office:value-type="float" office:value="7205.4">
            <text:p>7205.4</text:p>
          </table:table-cell>
          <table:table-cell office:value-type="float" office:value="3086.6">
            <text:p>3086.6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9995">
            <text:p>9995</text:p>
          </table:table-cell>
          <table:table-cell office:value-type="float" office:value="6237.72">
            <text:p>6237.72</text:p>
          </table:table-cell>
          <table:table-cell office:value-type="float" office:value="3757.28">
            <text:p>3757.28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0074">
            <text:p>10074</text:p>
          </table:table-cell>
          <table:table-cell office:value-type="float" office:value="5490.05">
            <text:p>5490.05</text:p>
          </table:table-cell>
          <table:table-cell office:value-type="float" office:value="4583.95">
            <text:p>4583.95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502">
            <text:p>8502</text:p>
          </table:table-cell>
          <table:table-cell office:value-type="float" office:value="5395.79">
            <text:p>5395.79</text:p>
          </table:table-cell>
          <table:table-cell office:value-type="float" office:value="3106.21">
            <text:p>3106.21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9491">
            <text:p>9491</text:p>
          </table:table-cell>
          <table:table-cell office:value-type="float" office:value="5898.26">
            <text:p>5898.26</text:p>
          </table:table-cell>
          <table:table-cell office:value-type="float" office:value="3592.74">
            <text:p>3592.74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0174">
            <text:p>10174</text:p>
          </table:table-cell>
          <table:table-cell office:value-type="float" office:value="6449.52">
            <text:p>6449.52</text:p>
          </table:table-cell>
          <table:table-cell office:value-type="float" office:value="3724.48">
            <text:p>3724.48</text:p>
          </table:table-cell>
          <table:table-cell table:number-columns-repeated="4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9993">
            <text:p>9993</text:p>
          </table:table-cell>
          <table:table-cell office:value-type="float" office:value="6188.22">
            <text:p>6188.22</text:p>
          </table:table-cell>
          <table:table-cell office:value-type="float" office:value="3804.78">
            <text:p>3804.7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33:.B42])" office:value-type="float" office:value="9848.1">
            <text:p>9848.1</text:p>
          </table:table-cell>
          <table:table-cell table:formula="oooc:=AVERAGE([.C33:.C42])" office:value-type="float" office:value="6200.249">
            <text:p>6200.25</text:p>
          </table:table-cell>
          <table:table-cell table:formula="oooc:=AVERAGE([.D33:.D42])" office:value-type="float" office:value="3647.851">
            <text:p>3647.85</text:p>
          </table:table-cell>
          <table:table-cell table:formula="oooc:=[.C44]/[.B44]" office:value-type="float" office:value="0.62958834699079">
            <text:p>0.6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olphin</text:p>
          </table:table-cell>
          <table:table-cell table:number-columns-repeated="7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9633">
            <text:p>9633</text:p>
          </table:table-cell>
          <table:table-cell office:value-type="float" office:value="4486.92">
            <text:p>4486.92</text:p>
          </table:table-cell>
          <table:table-cell office:value-type="float" office:value="5146.08">
            <text:p>5146.08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9213">
            <text:p>9213</text:p>
          </table:table-cell>
          <table:table-cell office:value-type="float" office:value="4035">
            <text:p>4035</text:p>
          </table:table-cell>
          <table:table-cell office:value-type="float" office:value="5178">
            <text:p>5178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0625">
            <text:p>10625</text:p>
          </table:table-cell>
          <table:table-cell office:value-type="float" office:value="5597.27">
            <text:p>5597.27</text:p>
          </table:table-cell>
          <table:table-cell office:value-type="float" office:value="5027.73">
            <text:p>5027.73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0501">
            <text:p>10501</text:p>
          </table:table-cell>
          <table:table-cell office:value-type="float" office:value="7549.84">
            <text:p>7549.84</text:p>
          </table:table-cell>
          <table:table-cell office:value-type="float" office:value="2951.16">
            <text:p>2951.16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8918">
            <text:p>8918</text:p>
          </table:table-cell>
          <table:table-cell office:value-type="float" office:value="5074.11">
            <text:p>5074.11</text:p>
          </table:table-cell>
          <table:table-cell office:value-type="float" office:value="3843.89">
            <text:p>3843.89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9153">
            <text:p>9153</text:p>
          </table:table-cell>
          <table:table-cell office:value-type="float" office:value="4827.11">
            <text:p>4827.11</text:p>
          </table:table-cell>
          <table:table-cell office:value-type="float" office:value="4325.89">
            <text:p>4325.89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0302">
            <text:p>10302</text:p>
          </table:table-cell>
          <table:table-cell office:value-type="float" office:value="5216.2">
            <text:p>5216.2</text:p>
          </table:table-cell>
          <table:table-cell office:value-type="float" office:value="5085.8">
            <text:p>5085.8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9660">
            <text:p>9660</text:p>
          </table:table-cell>
          <table:table-cell office:value-type="float" office:value="3790.91">
            <text:p>3790.91</text:p>
          </table:table-cell>
          <table:table-cell office:value-type="float" office:value="5869.09">
            <text:p>5869.09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9593">
            <text:p>9593</text:p>
          </table:table-cell>
          <table:table-cell office:value-type="float" office:value="5568.12">
            <text:p>5568.12</text:p>
          </table:table-cell>
          <table:table-cell office:value-type="float" office:value="4024.88">
            <text:p>4024.88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9579">
            <text:p>9579</text:p>
          </table:table-cell>
          <table:table-cell office:value-type="float" office:value="5100.68">
            <text:p>5100.68</text:p>
          </table:table-cell>
          <table:table-cell office:value-type="float" office:value="4478.32">
            <text:p>4478.3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47:.B56])" office:value-type="float" office:value="9717.7">
            <text:p>9717.7</text:p>
          </table:table-cell>
          <table:table-cell table:formula="oooc:=AVERAGE([.C47:.C56])" office:value-type="float" office:value="5124.616">
            <text:p>5124.62</text:p>
          </table:table-cell>
          <table:table-cell table:formula="oooc:=AVERAGE([.D47:.D56])" office:value-type="float" office:value="4593.084">
            <text:p>4593.08</text:p>
          </table:table-cell>
          <table:table-cell table:formula="oooc:=[.C58]/[.B58]" office:value-type="float" office:value="0.527348652458915">
            <text:p>0.5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5">25/05/2007</text:date>, <text:time>17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5-25T00:00:03</meta:creation-date>
    <dc:creator>Rikki Prince</dc:creator>
    <dc:date>2007-05-25T17:33:29</dc:date>
    <dc:language>en-GB</dc:language>
    <meta:editing-cycles>3</meta:editing-cycles>
    <meta:editing-duration>PT17H33M31S</meta:editing-duration>
    <meta:user-defined meta:name="Info 1"/>
    <meta:user-defined meta:name="Info 2"/>
    <meta:user-defined meta:name="Info 3"/>
    <meta:user-defined meta:name="Info 4"/>
    <meta:document-statistic meta:table-count="1" meta:cell-count="247"/>
  </office:meta>
</office:document-meta>
</file>